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10000007800000071402F72C9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Regular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function">
      <style:graphic-properties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F_26_O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F_26_O-outline1">
      <style:graphic-properties fo:min-height="8.884cm" loext:decorative="false"/>
      <style:paragraph-properties style:writing-mode="lr-tb"/>
    </style:style>
    <style:style style:name="pr5" style:family="presentation" style:parent-style-name="F_26_O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7.749cm" style:use-optimal-column-width="false"/>
    </style:style>
    <style:style style:name="co2" style:family="table-column">
      <style:table-column-properties style:column-width="9.501cm" style:use-optimal-column-width="false"/>
    </style:style>
    <style:style style:name="co3" style:family="table-column">
      <style:table-column-properties style:column-width="8.636cm" style:use-optimal-column-width="false"/>
    </style:style>
    <style:style style:name="co4" style:family="table-column">
      <style:table-column-properties style:column-width="10.189cm" style:use-optimal-column-width="false"/>
    </style:style>
    <style:style style:name="co5" style:family="table-column">
      <style:table-column-properties style:column-width="8.96cm" style:use-optimal-column-width="false"/>
    </style:style>
    <style:style style:name="co6" style:family="table-column">
      <style:table-column-properties style:column-width="6.737cm" style:use-optimal-column-width="false"/>
    </style:style>
    <style:style style:name="co7" style:family="table-column">
      <style:table-column-properties style:column-width="7.106cm" style:use-optimal-column-width="false"/>
    </style:style>
    <style:style style:name="co8" style:family="table-column">
      <style:table-column-properties style:column-width="10.229cm" style:use-optimal-column-width="false"/>
    </style:style>
    <style:style style:name="co9" style:family="table-column">
      <style:table-column-properties style:column-width="8.551cm" style:use-optimal-column-width="false"/>
    </style:style>
    <style:style style:name="co10" style:family="table-column">
      <style:table-column-properties style:column-width="9.328cm" style:use-optimal-column-width="false"/>
    </style:style>
    <style:style style:name="co11" style:family="table-column">
      <style:table-column-properties style:column-width="9.807cm" style:use-optimal-column-width="false"/>
    </style:style>
    <style:style style:name="co12" style:family="table-column">
      <style:table-column-properties style:column-width="7.65cm" style:use-optimal-column-width="false"/>
    </style:style>
    <style:style style:name="co13" style:family="table-column">
      <style:table-column-properties style:column-width="9.629cm" style:use-optimal-column-width="false"/>
    </style:style>
    <style:style style:name="co14" style:family="table-column">
      <style:table-column-properties style:column-width="9.506cm" style:use-optimal-column-width="false"/>
    </style:style>
    <style:style style:name="co15" style:family="table-column">
      <style:table-column-properties style:column-width="10.665cm" style:use-optimal-column-width="false"/>
    </style:style>
    <style:style style:name="co16" style:family="table-column">
      <style:table-column-properties style:column-width="8.47cm" style:use-optimal-column-width="false"/>
    </style:style>
    <style:style style:name="co17" style:family="table-column">
      <style:table-column-properties style:column-width="8.442cm" style:use-optimal-column-width="false"/>
    </style:style>
    <style:style style:name="co18" style:family="table-column">
      <style:table-column-properties style:column-width="9.015cm" style:use-optimal-column-width="false"/>
    </style:style>
    <style:style style:name="co19" style:family="table-column">
      <style:table-column-properties style:column-width="9.479cm" style:use-optimal-column-width="false"/>
    </style:style>
    <style:style style:name="co20" style:family="table-column">
      <style:table-column-properties style:column-width="7.978cm" style:use-optimal-column-width="false"/>
    </style:style>
    <style:style style:name="co21" style:family="table-column">
      <style:table-column-properties style:column-width="7.706cm" style:use-optimal-column-width="false"/>
    </style:style>
    <style:style style:name="co22" style:family="table-column">
      <style:table-column-properties style:column-width="9.751cm" style:use-optimal-column-width="false"/>
    </style:style>
    <style:style style:name="co23" style:family="table-column">
      <style:table-column-properties style:column-width="7.638cm" style:use-optimal-column-width="false"/>
    </style:style>
    <style:style style:name="co24" style:family="table-column">
      <style:table-column-properties style:column-width="9.819cm" style:use-optimal-column-width="false"/>
    </style:style>
    <style:style style:name="co25" style:family="table-column">
      <style:table-column-properties style:column-width="8.06cm" style:use-optimal-column-width="false"/>
    </style:style>
    <style:style style:name="co26" style:family="table-column">
      <style:table-column-properties style:column-width="11.075cm" style:use-optimal-column-width="false"/>
    </style:style>
    <style:style style:name="co27" style:family="table-column">
      <style:table-column-properties style:column-width="7.979cm" style:use-optimal-column-width="false"/>
    </style:style>
    <style:style style:name="co28" style:family="table-column">
      <style:table-column-properties style:column-width="11.36cm" style:use-optimal-column-width="false"/>
    </style:style>
    <style:style style:name="co29" style:family="table-column">
      <style:table-column-properties style:column-width="7.446cm" style:use-optimal-column-width="false"/>
    </style:style>
    <style:style style:name="co30" style:family="table-column">
      <style:table-column-properties style:column-width="7.201cm" style:use-optimal-column-width="false"/>
    </style:style>
    <style:style style:name="co31" style:family="table-column">
      <style:table-column-properties style:column-width="12.138cm" style:use-optimal-column-width="false"/>
    </style:style>
    <style:style style:name="ro1" style:family="table-row">
      <style:table-row-properties style:row-height="0.946cm" style:use-optimal-row-height="false"/>
    </style:style>
    <style:style style:name="ro2" style:family="table-row">
      <style:table-row-properties style:row-height="1.455cm" style:use-optimal-row-height="false"/>
    </style:style>
    <style:style style:name="ro3" style:family="table-row">
      <style:table-row-properties style:row-height="2.082cm" style:use-optimal-row-height="false"/>
    </style:style>
    <style:style style:name="ro4" style:family="table-row">
      <style:table-row-properties style:row-height="0.921cm" style:use-optimal-row-height="false"/>
    </style:style>
    <style:style style:name="ce1" style:family="table-cell">
      <style:text-properties style:font-name="Liberation Mono1" fo:font-weight="bold" style:font-weight-asian="bold" style:font-weight-complex="bold"/>
    </style:style>
    <style:style style:name="ce2" style:family="table-cell"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ce3" style:family="table-cell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ce4" style:family="table-cell">
      <style:text-properties style:font-name="Liberation Sans" fo:font-weight="normal" style:font-weight-asian="normal" style:font-weight-complex="normal"/>
    </style:style>
    <style:style style:name="ce5" style:family="table-cell">
      <style:text-properties style:font-name="Liberation Mono1" fo:font-size="12pt" fo:font-weight="normal" style:font-size-asian="12pt" style:font-weight-asian="normal" style:font-size-complex="12pt" style:font-weight-complex="normal"/>
    </style:style>
    <style:style style:name="ce6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7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1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8" style:family="table-cell">
      <style:paragraph-properties fo:border-left="0.28pt solid #000000" fo:border-right="none" fo:border-top="0.28pt solid #000000" fo:border-bottom="0.28pt solid #000000"/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ce9" style:family="table-cell">
      <loext:graphic-properties draw:fill="none" loext:fill-use-slide-background="false"/>
      <style:paragraph-properties fo:border="0.03pt solid #000000"/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ce10" style:family="table-cell">
      <style:paragraph-properties fo:border-left="0.28pt solid #000000" fo:border-right="0.28pt solid #000000" fo:border-top="none" fo:border-bottom="0.28pt solid #000000"/>
      <style:text-properties style:font-name="Liberation Mono1" fo:font-size="18pt" fo:font-weight="bold" style:font-size-asian="16pt" style:font-weight-asian="bold" style:font-size-complex="16pt" style:font-weight-complex="bold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1" fo:font-weight="bold" style:font-weight-asian="bold" style:font-weight-complex="bold"/>
    </style:style>
    <style:style style:name="P3" style:family="paragraph"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P4" style:family="paragraph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Liberation Mono1" fo:font-weight="bold" style:font-weight-asian="bold" style:font-weight-complex="bold" fo:hyphenate="false" loext:hyphenation-no-caps="false" loext:hyphenation-no-last-word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Liberation Sans" fo:font-size="16pt" fo:font-weight="normal" style:font-size-asian="16pt" style:font-weight-asian="normal" style:font-size-complex="16pt" style:font-weight-complex="normal" fo:hyphenate="false" loext:hyphenation-no-caps="false" loext:hyphenation-no-last-word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Liberation Sans" fo:font-weight="normal" style:font-weight-asian="normal" style:font-weight-complex="normal" fo:hyphenate="false" loext:hyphenation-no-caps="false" loext:hyphenation-no-last-word="false"/>
    </style:style>
    <style:style style:name="P8" style:family="paragraph">
      <style:text-properties style:font-name="Liberation Sans" fo:font-weight="normal" style:font-weight-asian="normal" style:font-weight-complex="normal"/>
    </style:style>
    <style:style style:name="P9" style:family="paragraph">
      <style:text-properties style:font-name="Liberation Mono1" fo:font-size="12pt" fo:font-weight="normal" style:font-size-asian="12pt" style:font-weight-asian="normal" style:font-size-complex="12pt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1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1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style:font-name="Liberation Mono1" fo:font-size="18pt" fo:font-weight="bold" style:font-weight-asian="bold" style:font-weight-complex="bold"/>
    </style:style>
    <style:style style:name="T4" style:family="text"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Liberation Sans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Liberation Mono1" fo:font-weight="bold" style:font-weight-asian="bold" style:font-weight-complex="bold"/>
    </style:style>
    <style:style style:name="T8" style:family="text">
      <style:text-properties style:font-name="Liberation Sans3" fo:font-size="16pt" fo:font-weight="normal" style:font-name-asian="Liberation Sans3" style:font-size-asian="16pt" style:font-weight-asian="normal" style:font-name-complex="Liberation Sans3" style:font-size-complex="16pt" style:font-weight-complex="normal"/>
    </style:style>
    <style:style style:name="T9" style:family="text">
      <style:text-properties style:use-window-font-color="true" loext:opacity="0%" style:font-name="Liberation Mono1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10" style:family="text">
      <style:text-properties style:use-window-font-color="true" loext:opacity="0%" style:font-name="Liberation Sans" fo:font-size="16pt" fo:font-weight="normal" style:letter-kerning="true" style:font-name-asian="Microsoft YaHei" style:font-size-asian="16pt" style:font-weight-asian="normal" style:font-name-complex="Lucida Sans" style:font-size-complex="16pt" style:font-weight-complex="normal"/>
    </style:style>
    <style:style style:name="T11" style:family="text">
      <style:text-properties style:font-name="Liberation Mono1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font-name="Liberation Sans" fo:font-weight="normal" style:font-weight-asian="normal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16pt" style:font-weight-asian="normal" style:font-name-complex="Tahoma" style:font-size-complex="16pt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loext:opacity="0%" style:font-name="Liberation Mono1" fo:font-size="16pt" fo:font-weight="bold" style:letter-kerning="true" style:font-name-asian="Microsoft YaHei" style:font-size-asian="16pt" style:font-weight-asian="bold" style:font-name-complex="Lucida Sans" style:font-size-complex="16pt" style:font-weight-complex="bold"/>
    </style:style>
    <style:style style:name="T17" style:family="text">
      <style:text-properties style:font-name="Liberation Mono1" fo:font-size="16pt" fo:font-weight="bold" style:font-name-asian="Liberation Sans3" style:font-size-asian="16pt" style:font-weight-asian="bold" style:font-name-complex="Liberation Sans3" style:font-size-complex="16pt" style:font-weight-complex="bold"/>
    </style:style>
    <style:style style:name="T18" style:family="text">
      <style:text-properties style:use-window-font-color="true" loext:opacity="0%" style:font-name="Liberation Mono1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italic" style:font-weight-asian="normal" style:font-name-complex="Lucida Sans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font-name="Liberation Mono1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1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1" fo:font-size="1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25" style:family="text">
      <style:text-properties style:font-name="Liberation Sans" fo:font-size="16pt" fo:font-weight="normal" style:font-name-asian="Liberation Sans3" style:font-size-asian="16pt" style:font-weight-asian="normal" style:font-name-complex="Liberation Sans3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A2025 XPath, XSLT &amp; XQuery 4 Tutorial</presentation:footer-decl>
      <presentation:date-time-decl presentation:name="dtd1" presentation:source="fixed">6th November 2025</presentation:date-time-decl>
      <draw:page draw:name="page1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386cm" svg:y="6.014cm" presentation:class="title" presentation:user-transformed="true">
          <draw:text-box>
            <text:p>Functions &amp; Operators 4.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_26_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2.454cm" svg:height="2.629cm" svg:x="4.145cm" svg:y="0.628cm" presentation:class="title">
          <draw:text-box>
            <text:p>Overvie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XPath</text:span> File and Binary modules<text:line-break/> adopted and refined</text:p>
              </text:list-item>
              <text:list-item>
                <text:p>~90 new functions</text:p>
              </text:list-item>
              <text:list-item>
                <text:p>~60 functions extended</text:p>
              </text:list-item>
              <text:list-item>
                <text:p>Options maps where appropriate</text:p>
              </text:list-item>
              <text:list-item>
                <text:p>Consistency improv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<text:span text:style-name="T2">General Functions on Sequences</text:span></text:p>
          </draw:text-box>
        </draw:frame>
        <draw:frame draw:style-name="gr2" draw:layer="layout" svg:width="25.885cm" svg:height="9.094cm" svg:x="1.186cm" svg:y="4.4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2"><text:span text:style-name="T3">fn:foot()</text:span></text:p>
              </table:table-cell>
              <table:table-cell>
                <text:p text:style-name="P3"><text:span text:style-name="T4">The last of a sequence</text:span></text:p>
              </table:table-cell>
              <table:table-cell>
                <text:p text:style-name="P3"><text:span text:style-name="T5">cf</text:span><text:span text:style-name="T4"> </text:span><text:span text:style-name="T6">fn:head()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3">fn:trunk()</text:span></text:p>
              </table:table-cell>
              <table:table-cell>
                <text:p text:style-name="P3"><text:span text:style-name="T4">All but the last</text:span></text:p>
              </table:table-cell>
              <table:table-cell>
                <text:p text:style-name="P3"><text:span text:style-name="T5">cf</text:span><text:span text:style-name="T4"> </text:span><text:span text:style-name="T6">fn:tail()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3">fn:identity()</text:span></text:p>
              </table:table-cell>
              <table:table-cell>
                <text:p text:style-name="P3"><text:span text:style-name="T4">Passes argument unchanged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3">fn:void()</text:span></text:p>
              </table:table-cell>
              <table:table-cell>
                <text:p text:style-name="P3"><text:span text:style-name="T4">Consumes the argument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3">fn:items-at()</text:span></text:p>
              </table:table-cell>
              <table:table-cell>
                <text:p text:style-name="P3"><text:span text:style-name="T4">Items from selected positions</text:span></text:p>
              </table:table-cell>
              <table:table-cell>
                <text:p text:style-name="P3"><text:span text:style-name="T4">Can be any order and have duplicates</text:span></text:p>
              </table:table-cell>
            </table:table-row>
            <table:table-row table:style-name="ro1">
              <table:table-cell table:style-name="ce1">
                <text:p text:style-name="P2"><text:span text:style-name="T3">fn:replicate()</text:span></text:p>
              </table:table-cell>
              <table:table-cell table:style-name="ce2">
                <text:p text:style-name="P3"><text:span text:style-name="T4">Multiple copies of a sequence</text:span></text:p>
              </table:table-cell>
              <table:table-cell table:style-name="ce3">
                <text:p text:style-name="P4"><text:span text:style-name="T6">(1 to $count) ! $input 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3">fn:sequence-join()</text:span></text:p>
              </table:table-cell>
              <table:table-cell>
                <text:p text:style-name="P3"><text:span text:style-name="T4">Insert separator between adjacent item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3">fn:slice()</text:span></text:p>
              </table:table-cell>
              <table:table-cell>
                <text:p text:style-name="P3"><text:span text:style-name="T4">Subsequence with ‘step/stride’</text:span></text:p>
              </table:table-cell>
              <table:table-cell>
                <text:p text:style-name="P3"><text:span text:style-name="T4">Can be in reverse</text:span></text:p>
                <text:p text:style-name="P3"><text:span text:style-name="T5">cf</text:span><text:span text:style-name="T4"> Javascript/Pyth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Comparison Functions</text:p>
          </draw:text-box>
        </draw:frame>
        <draw:frame draw:style-name="gr2" draw:layer="layout" svg:width="25.885cm" svg:height="8.657cm" svg:x="1.09cm" svg:y="4.3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2"><text:span text:style-name="T7">fn:atomic-equal()</text:span></text:p>
              </table:table-cell>
              <table:table-cell>
                <text:p text:style-name="P3"><text:span text:style-name="T4">(Coerced) type/value equality</text:span></text:p>
              </table:table-cell>
              <table:table-cell>
                <text:p text:style-name="P3"><text:span text:style-name="T8">≡</text:span><text:span text:style-name="T4"> comparing map keys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contains-subsequence()</text:span></text:p>
              </table:table-cell>
              <table:table-cell>
                <text:p text:style-name="P3"><text:span text:style-name="T4">One sequence contains a given contiguous subsequence</text:span></text:p>
              </table:table-cell>
              <table:table-cell>
                <text:p text:style-name="P3"><text:span text:style-name="T4">Used-suppliable comparison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duplicate-values()</text:span></text:p>
              </table:table-cell>
              <table:table-cell>
                <text:p text:style-name="P3"><text:span text:style-name="T4">Values that appear more than once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fn:ends-with-subsequence()</text:span></text:p>
              </table:table-cell>
              <table:table-cell>
                <text:p text:style-name="P3"><text:span text:style-name="T4">One sequence finishes with a given contiguous subsequence</text:span></text:p>
              </table:table-cell>
              <table:table-cell>
                <text:p text:style-name="P3"><text:span text:style-name="T4">Used-suppliable comparison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5"><text:span text:style-name="T7">fn:ends-with-subsequence()</text:span></text:p>
              </table:table-cell>
              <table:table-cell>
                <text:p text:style-name="P3"><text:span text:style-name="T4">One sequence starts with a given contiguous subsequence</text:span></text:p>
              </table:table-cell>
              <table:table-cell>
                <text:p text:style-name="P6"><text:span text:style-name="T4">Used-suppliable comparison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all-equal()</text:span></text:p>
              </table:table-cell>
              <table:table-cell>
                <text:p text:style-name="P3"><text:span text:style-name="T4">All items have equal atomic value</text:span></text:p>
              </table:table-cell>
              <table:table-cell>
                <text:p text:style-name="P3"><text:span text:style-name="T4">Used-suppliable collation</text:span></text:p>
              </table:table-cell>
            </table:table-row>
            <table:table-row table:style-name="ro1">
              <table:table-cell table:style-name="ce1">
                <text:p text:style-name="P2"><text:span text:style-name="T7">fn:all-different()</text:span></text:p>
              </table:table-cell>
              <table:table-cell table:style-name="ce4">
                <text:p text:style-name="P7"><text:span text:style-name="T4">No two items have equal atomic value</text:span></text:p>
              </table:table-cell>
              <table:table-cell table:style-name="ce2">
                <text:p text:style-name="P3"><text:span text:style-name="T4">Used-suppliable coll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Basic Higher-Order Functions i</text:p>
          </draw:text-box>
        </draw:frame>
        <draw:frame draw:style-name="gr2" draw:layer="layout" svg:width="25.885cm" svg:height="7.832cm" svg:x="1.09cm" svg:y="4.3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ce2">
              <table:table-cell table:style-name="ce1">
                <text:p text:style-name="P2"><text:span text:style-name="T9">fn:do-until()|</text:span><text:span text:style-name="T9"><text:line-break/></text:span><text:span text:style-name="T7">fn:while-do()</text:span></text:p>
              </table:table-cell>
              <table:table-cell>
                <text:p text:style-name="P3"><text:span text:style-name="T4">Processes a value repeatedly while a condition is (false | <text:s/>true)</text:span></text:p>
              </table:table-cell>
              <table:table-cell>
                <text:p text:style-name="P3"><text:span text:style-name="T4">action &amp; predicate functions, with 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every()|</text:span></text:p>
                <text:p text:style-name="P2"><text:span text:style-name="T7">fn:some()</text:span></text:p>
              </table:table-cell>
              <table:table-cell>
                <text:p text:style-name="P3"><text:span text:style-name="T4">(Every | at least one) item satisfies a predicate</text:span></text:p>
              </table:table-cell>
              <table:table-cell>
                <text:p text:style-name="P3"><text:span text:style-name="T4">Predicate function with 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highest()|</text:span><text:span text:style-name="T7"><text:line-break/></text:span><text:span text:style-name="T7">fn:lowest()</text:span></text:p>
              </table:table-cell>
              <table:table-cell>
                <text:p text:style-name="P3"><text:span text:style-name="T4">Items which have the (highest | lowest) sort key</text:span></text:p>
              </table:table-cell>
              <table:table-cell>
                <text:p text:style-name="P3"><text:span text:style-name="T4">Collation &amp; key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sort-by()</text:span></text:p>
              </table:table-cell>
              <table:table-cell>
                <text:p text:style-name="P3"><text:span text:style-name="T4">Sort using several sort-key functions</text:span></text:p>
              </table:table-cell>
              <table:table-cell>
                <text:p text:style-name="P3"><text:span text:style-name="T4">Collations &amp; sort-key value functions</text:span></text:p>
              </table:table-cell>
            </table:table-row>
            <table:table-row table:style-name="ro1">
              <table:table-cell table:style-name="ce1">
                <text:p text:style-name="P2"><text:span text:style-name="T7">fn:sort-with()</text:span></text:p>
              </table:table-cell>
              <table:table-cell table:style-name="ce4">
                <text:p text:style-name="P7"><text:span text:style-name="T4">Sort using comparator functions</text:span></text:p>
              </table:table-cell>
              <table:table-cell table:style-name="ce2">
                <text:p text:style-name="P3"><text:span text:style-name="T4">List of </text:span><text:span text:style-name="T5">-ve|0|+ve</text:span><text:span text:style-name="T4"> comparison function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Basic Higher-Order Functions ii</text:p>
          </draw:text-box>
        </draw:frame>
        <draw:frame draw:style-name="gr2" draw:layer="layout" svg:width="26.784cm" svg:height="8.103cm" svg:x="0.682cm" svg:y="4.3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>
                <text:p text:style-name="P2"><text:span text:style-name="T7">fn:index-where()</text:span></text:p>
              </table:table-cell>
              <table:table-cell>
                <text:p text:style-name="P3"><text:span text:style-name="T4">Positions in input of items that match predicate</text:span></text:p>
              </table:table-cell>
              <table:table-cell>
                <text:p text:style-name="P3"><text:span text:style-name="T4">Predicate function with </text:span><text:span text:style-name="T5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5"><text:span text:style-name="T7">fn:subsequence-where()</text:span></text:p>
              </table:table-cell>
              <table:table-cell>
                <text:p text:style-name="P3"><text:span text:style-name="T4">Contiguous subsequence – start and end points determined by predicates</text:span></text:p>
              </table:table-cell>
              <table:table-cell>
                <text:p text:style-name="P3"><text:span text:style-name="T4">Start &amp; end predicate functions with </text:span><text:span text:style-name="T5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take-while()</text:span></text:p>
              </table:table-cell>
              <table:table-cell>
                <text:p text:style-name="P3"><text:span text:style-name="T4">Items prior to the first failing predicate match</text:span></text:p>
              </table:table-cell>
              <table:table-cell>
                <text:p text:style-name="P3"><text:span text:style-name="T4">Predicate function with $position</text:span></text:p>
              </table:table-cell>
            </table:table-row>
            <table:table-row table:style-name="ro1">
              <table:table-cell table:style-name="ce1">
                <text:p text:style-name="P2"><text:span text:style-name="T7">fn:partition()</text:span></text:p>
              </table:table-cell>
              <table:table-cell table:style-name="ce4">
                <text:p text:style-name="P8"><text:span text:style-name="T10">Partition into arrays splitting when a condition is true. </text:span><text:span text:style-name="T5">cf</text:span><text:span text:style-name="T4"> </text:span><text:span text:style-name="T11">xsl:for-each-group[@split-when]</text:span><text:span text:style-name="T4"> </text:span></text:p>
              </table:table-cell>
              <table:table-cell table:style-name="ce2">
                <text:p text:style-name="P3"><text:span text:style-name="T4">Split function(</text:span><text:span text:style-name="T5">$so-far</text:span><text:span text:style-name="T4">,</text:span><text:span text:style-name="T5"> $item</text:span><text:span text:style-name="T4">, </text:span><text:span text:style-name="T5">$position</text:span><text:span text:style-name="T4">). 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1">
                <text:p text:style-name="P2"><text:span text:style-name="T7">fn:scan-left()|</text:span><text:span text:style-name="T7"><text:line-break/></text:span><text:span text:style-name="T7">fn:scan-right()</text:span></text:p>
              </table:table-cell>
              <table:table-cell table:style-name="ce4">
                <text:p text:style-name="P8"><text:span text:style-name="T4">Array of successive partial results of </text:span><text:span text:style-name="T12">fn:fold-left()</text:span><text:span text:style-name="T13">|</text:span><text:span text:style-name="T12">fn:fold-right()</text:span><text:span text:style-name="T4"> </text:span><text:span text:style-name="T14"><text:s/></text:span></text:p>
              </table:table-cell>
              <table:table-cell table:style-name="ce2"/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Basic Higher-Order Functions iii</text:p>
          </draw:text-box>
        </draw:frame>
        <draw:frame draw:style-name="gr2" draw:layer="layout" svg:width="26.784cm" svg:height="2.909cm" svg:x="0.682cm" svg:y="4.3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>
                <text:p text:style-name="P2"><text:span text:style-name="T7">fn:transitive-closure()</text:span></text:p>
              </table:table-cell>
              <table:table-cell>
                <text:p text:style-name="P3"><text:span text:style-name="T4">All GNodes reachable by repeated function application</text:span></text:p>
              </table:table-cell>
              <table:table-cell>
                <text:p text:style-name="P3"><text:span text:style-name="T4">Can be used on nested maps/arrays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partial-apply()</text:span></text:p>
              </table:table-cell>
              <table:table-cell>
                <text:p text:style-name="P3"><text:span text:style-name="T4">Partial binding of function arguments</text:span></text:p>
              </table:table-cell>
              <table:table-cell>
                <text:p text:style-name="P3"><text:span text:style-name="T4">More flexible than</text:span><text:span text:style-name="T4"><text:line-break/></text:span><text:span text:style-name="T5">f:is-larger(?,0)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Numeric/Math Functions</text:p>
          </draw:text-box>
        </draw:frame>
        <draw:frame draw:style-name="gr2" draw:layer="layout" svg:width="26.784cm" svg:height="7.713cm" svg:x="0.859cm" svg:y="4.521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>
                <text:p text:style-name="P2"><text:span text:style-name="T7">fn:divide-decimals()</text:span></text:p>
              </table:table-cell>
              <table:table-cell>
                <text:p text:style-name="P3"><text:span text:style-name="T4">Divide </text:span><text:span text:style-name="T6">xs:decimal</text:span><text:span text:style-name="T4">s to defined precision returning quotient and remainder.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fn:isNaN()</text:span></text:p>
              </table:table-cell>
              <table:table-cell>
                <text:p text:style-name="P3"><text:span text:style-name="T6">true</text:span><text:span text:style-name="T4"> if </text:span><text:span text:style-name="T6">xs:float</text:span><text:span text:style-name="T4"> or </text:span><text:span text:style-name="T6">xs:double NaN</text:span><text:span text:style-name="T4"> value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fn:parse-integer()</text:span></text:p>
              </table:table-cell>
              <table:table-cell>
                <text:p text:style-name="P3"><text:span text:style-name="T4">String to integer with radix 2 to 36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math:e()|</text:span></text:p>
                <text:p text:style-name="P2"><text:span text:style-name="T7">math:cosh() | math:sinh() |math:tanh()</text:span>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String Functions</text:p>
          </draw:text-box>
        </draw:frame>
        <draw:frame draw:style-name="gr2" draw:layer="layout" svg:width="26.784cm" svg:height="9.027cm" svg:x="0.859cm" svg:y="4.52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2"/>
            <table:table-row table:style-name="ro1" table:default-cell-style-name="ce2">
              <table:table-cell table:style-name="ce1">
                <text:p text:style-name="P2"><text:span text:style-name="T7">fn:collation()</text:span></text:p>
              </table:table-cell>
              <table:table-cell>
                <text:p text:style-name="P3"><text:span text:style-name="T4">Constructs a collation URI with properties.</text:span></text:p>
              </table:table-cell>
              <table:table-cell>
                <text:p text:style-name="P3"><text:span text:style-name="T4">For Unicode Collation Algorithm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collation-available()</text:span></text:p>
              </table:table-cell>
              <table:table-cell>
                <text:p text:style-name="P3"><text:span text:style-name="T4">Checks whether a collation URI with properties is recognized by the implementation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fn:char()</text:span></text:p>
              </table:table-cell>
              <table:table-cell>
                <text:p text:style-name="P3"><text:span text:style-name="T4">A string containing a single character or glyph</text:span></text:p>
              </table:table-cell>
              <table:table-cell/>
            </table:table-row>
            <table:table-row table:style-name="ro1">
              <table:table-cell table:style-name="ce1">
                <text:p text:style-name="P2"><text:span text:style-name="T7">fn:characters()</text:span></text:p>
              </table:table-cell>
              <table:table-cell table:style-name="ce2">
                <text:p text:style-name="P3"><text:span text:style-name="T4">Split into a sequence of single-character strings</text:span></text:p>
              </table:table-cell>
              <table:table-cell table:style-name="ce5">
                <text:p text:style-name="P9"><text:span text:style-name="T11">string-to-codepoints($value) ! codepoints-to-string(.) </text:span></text:p>
              </table:table-cell>
            </table:table-row>
            <table:table-row table:style-name="ro1">
              <table:table-cell table:style-name="ce1">
                <text:p text:style-name="P2"><text:span text:style-name="T7">fn:graphemes()</text:span></text:p>
              </table:table-cell>
              <table:table-cell table:style-name="ce2">
                <text:p text:style-name="P3"><text:span text:style-name="T4">Produces grapheme clusters</text:span></text:p>
              </table:table-cell>
              <table:table-cell table:style-name="ce5"/>
            </table:table-row>
            <table:table-row table:style-name="ro1">
              <table:table-cell table:style-name="ce1">
                <text:p text:style-name="P2"><text:span text:style-name="T7">fn:hash()</text:span></text:p>
              </table:table-cell>
              <table:table-cell table:style-name="ce2">
                <text:p text:style-name="P3"><text:span text:style-name="T4">Hash, checksum or CRC function applied to string or binary input</text:span></text:p>
              </table:table-cell>
              <table:table-cell table:style-name="ce5"/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URI &amp; QName Functions</text:p>
          </draw:text-box>
        </draw:frame>
        <draw:frame draw:style-name="gr2" draw:layer="layout" svg:width="26.784cm" svg:height="5.238cm" svg:x="0.859cm" svg:y="4.52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2"/>
            <table:table-row table:style-name="ro1" table:default-cell-style-name="ce2">
              <table:table-cell table:style-name="ce1">
                <text:p text:style-name="P2"><text:span text:style-name="T7">fn:decode-from-uri()</text:span></text:p>
              </table:table-cell>
              <table:table-cell>
                <text:p text:style-name="P3"><text:span text:style-name="T4">Decodes URI-escaped characters in a string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fn:parse-uri()</text:span></text:p>
              </table:table-cell>
              <table:table-cell>
                <text:p text:style-name="P3"><text:span text:style-name="T4">Parses a URI to a map of its part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fn:build-uri()</text:span></text:p>
              </table:table-cell>
              <table:table-cell>
                <text:p text:style-name="P3"><text:span text:style-name="T4">Constructs a URI string from its part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fn:parse-QName()</text:span></text:p>
              </table:table-cell>
              <table:table-cell>
                <text:p text:style-name="P3"><text:span text:style-name="T15">EQName</text:span><text:span text:style-name="T4"> </text:span><text:span text:style-name="T8">→</text:span><text:span text:style-name="T4"> </text:span><text:span text:style-name="T12">xs:QName</text:span><text:span text:style-name="T4"> </text:span></text:p>
              </table:table-cell>
              <table:table-cell>
                <text:p text:style-name="P3"><text:span text:style-name="T4">prefix:local or Q{URI}local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expanded-QName()</text:span></text:p>
              </table:table-cell>
              <table:table-cell>
                <text:p text:style-name="P3"><text:span text:style-name="T12">xs:QName</text:span><text:span text:style-name="T4"> </text:span><text:span text:style-name="T8">→</text:span><text:span text:style-name="T4"> EQName</text:span></text:p>
              </table:table-cell>
              <table:table-cell>
                <text:p text:style-name="P3"><text:span text:style-name="T4">Q{URI}local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Date/Time Functions</text:p>
          </draw:text-box>
        </draw:frame>
        <draw:frame draw:style-name="gr2" draw:layer="layout" svg:width="26.784cm" svg:height="3.855cm" svg:x="0.859cm" svg:y="4.52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2"/>
            <table:table-row table:style-name="ro1" table:default-cell-style-name="ce2">
              <table:table-cell table:style-name="ce1">
                <text:p text:style-name="P2"><text:span text:style-name="T7">fn:seconds()</text:span></text:p>
              </table:table-cell>
              <table:table-cell>
                <text:p text:style-name="P3"><text:span text:style-name="T4">A duration defined in second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fn:unix-dateTime()</text:span></text:p>
              </table:table-cell>
              <table:table-cell>
                <text:p text:style-name="P3"><text:span text:style-name="T4">Conventional timezone offset for a given place and time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fn:civil-timezone()</text:span></text:p>
              </table:table-cell>
              <table:table-cell>
                <text:p text:style-name="P3"><text:span text:style-name="T4">A string containing a single character or glyph</text:span>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Node Functions</text:p>
          </draw:text-box>
        </draw:frame>
        <draw:frame draw:style-name="gr2" draw:layer="layout" svg:width="26.784cm" svg:height="6.235cm" svg:x="0.859cm" svg:y="4.521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2"/>
            <table:table-row table:style-name="ro1" table:default-cell-style-name="ce2">
              <table:table-cell table:style-name="ce1">
                <text:p text:style-name="P2"><text:span text:style-name="T7">fn:in-scope-namespaces()</text:span></text:p>
              </table:table-cell>
              <table:table-cell>
                <text:p text:style-name="P3"><text:span text:style-name="T10">A map of</text:span><text:span text:style-name="T10"><text:line-break/></text:span><text:span text:style-name="T16">prefix </text:span><text:span text:style-name="T17">→ namespace </text:span><text:span text:style-name="T6">URI</text:span><text:span text:style-name="T6"><text:line-break/></text:span><text:span text:style-name="T4">in-scope for an element node</text:span></text:p>
              </table:table-cell>
              <table:table-cell>
                <text:p text:style-name="P3"><text:span text:style-name="T18">fn:namespace-uri-for-prefix()</text:span><text:span text:style-name="T10"> and </text:span><text:span text:style-name="T12">fn:in-scope-prefixes() </text:span><text:span text:style-name="T4">redefined in terms of this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siblings()</text:span></text:p>
              </table:table-cell>
              <table:table-cell>
                <text:p text:style-name="P3"><text:span text:style-name="T4">Siblings of a GNode in document order</text:span></text:p>
              </table:table-cell>
              <table:table-cell>
                <text:p text:style-name="P3"><text:span text:style-name="T4">Works with map/array entries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distinct-ordered-nodes()</text:span></text:p>
              </table:table-cell>
              <table:table-cell>
                <text:p text:style-name="P3"><text:span text:style-name="T4">Removes duplicate GNodes and sorts the input into document order </text:span>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Map Functions</text:p>
          </draw:text-box>
        </draw:frame>
        <draw:frame draw:style-name="gr2" draw:layer="layout" svg:width="26.784cm" svg:height="8.338cm" svg:x="0.764cm" svg:y="3.988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0"/>
            <table:table-row table:style-name="ro1">
              <table:table-cell table:style-name="ce1">
                <text:p text:style-name="P2"><text:span text:style-name="T7">map:build()</text:span></text:p>
              </table:table-cell>
              <table:table-cell table:style-name="ce2">
                <text:p text:style-name="P3"><text:span text:style-name="T4">Build a map from a sequence of items</text:span></text:p>
              </table:table-cell>
              <table:table-cell table:style-name="ce6">
                <text:p text:style-name="P10"><text:span text:style-name="T19">Key and value generating functions with </text:span><text:span text:style-name="T20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map:empty()</text:span></text:p>
              </table:table-cell>
              <table:table-cell>
                <text:p text:style-name="P3"><text:span text:style-name="T12">true</text:span><text:span text:style-name="T4"> if a map has no entrie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map:entries()</text:span></text:p>
              </table:table-cell>
              <table:table-cell>
                <text:p text:style-name="P3"><text:span text:style-name="T4">Returns all the key-value pairs of a map as a sequence of single-entry map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21">map:filter()</text:span></text:p>
              </table:table-cell>
              <table:table-cell>
                <text:p text:style-name="P3"><text:span text:style-name="T4">Selects entries from a map, returning a new map</text:span></text:p>
              </table:table-cell>
              <table:table-cell>
                <text:p text:style-name="P3"><text:span text:style-name="T4">Predicate function(</text:span><text:span text:style-name="T5">$key</text:span><text:span text:style-name="T4">, </text:span><text:span text:style-name="T5">$value</text:span><text:span text:style-name="T4">)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21">map:items()</text:span></text:p>
              </table:table-cell>
              <table:table-cell>
                <text:p text:style-name="P3"><text:span text:style-name="T4">All the values of a map, as a sequence in order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21">map:keys-where()</text:span></text:p>
              </table:table-cell>
              <table:table-cell>
                <text:p text:style-name="P3"><text:span text:style-name="T4">Selects keys from a map</text:span></text:p>
              </table:table-cell>
              <table:table-cell>
                <text:p text:style-name="P3"><text:span text:style-name="T4">Predicate function(</text:span><text:span text:style-name="T5">$key</text:span><text:span text:style-name="T4">, </text:span><text:span text:style-name="T5">$value</text:span><text:span text:style-name="T4">)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lement → Map (for JSON)</text:p>
          </draw:text-box>
        </draw:frame>
        <draw:frame draw:style-name="gr2" draw:layer="layout" svg:width="26.784cm" svg:height="4.79cm" svg:x="0.777cm" svg:y="3.58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10"/>
            <table:table-row table:style-name="ro1" table:default-cell-style-name="ce2">
              <table:table-cell table:style-name="ce7">
                <text:p text:style-name="P11"><text:span text:style-name="T22">fn:element-to-map()</text:span></text:p>
              </table:table-cell>
              <table:table-cell>
                <text:p text:style-name="P3"><text:span text:style-name="T4">Converts an element node into a map that is suitable for JSON serialization </text:span></text:p>
              </table:table-cell>
              <table:table-cell>
                <text:p text:style-name="P3"><text:span text:style-name="T4">Can use a pre-analysed plan</text:span></text:p>
              </table:table-cell>
            </table:table-row>
            <table:table-row table:style-name="ro1">
              <table:table-cell table:style-name="ce7">
                <text:p text:style-name="P12"><text:span text:style-name="T22">fn:element-to-map-plan()</text:span></text:p>
              </table:table-cell>
              <table:table-cell table:style-name="ce2">
                <text:p text:style-name="P3"><text:span text:style-name="T4">Analyzes sample data to generate a conversion plan, organised by element and attribute name </text:span></text:p>
              </table:table-cell>
              <table:table-cell table:style-name="ce6">
                <text:p text:style-name="P10"><text:span text:style-name="T19">Suitable for use by</text:span><text:span text:style-name="T19"><text:line-break/></text:span><text:span text:style-name="T23">fn:element-to-map()</text:span></text:p>
                <text:p text:style-name="P10"><text:span text:style-name="T19">Anticipated running on a sample set to then apply to a larger corpus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Array Functions - i</text:p>
          </draw:text-box>
        </draw:frame>
        <draw:frame draw:style-name="gr2" draw:layer="layout" svg:width="26.784cm" svg:height="8.757cm" svg:x="0.777cm" svg:y="3.58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10"/>
            <table:table-row table:style-name="ro1">
              <table:table-cell table:style-name="ce1">
                <text:p text:style-name="P2"><text:span text:style-name="T3">array:build()</text:span></text:p>
              </table:table-cell>
              <table:table-cell table:style-name="ce2">
                <text:p text:style-name="P3"><text:span text:style-name="T4">Build an array from a sequence of items</text:span></text:p>
              </table:table-cell>
              <table:table-cell table:style-name="ce6">
                <text:p text:style-name="P10"><text:span text:style-name="T19">Value generating function with </text:span><text:span text:style-name="T20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3">array:empty()</text:span></text:p>
              </table:table-cell>
              <table:table-cell>
                <text:p text:style-name="P3"><text:span text:style-name="T12">true</text:span><text:span text:style-name="T4"> if an array has no entrie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3">array:foot()</text:span></text:p>
              </table:table-cell>
              <table:table-cell>
                <text:p text:style-name="P3"><text:span text:style-name="T4">The last member of an array</text:span></text:p>
              </table:table-cell>
              <table:table-cell>
                <text:p text:style-name="P3"><text:span text:style-name="T5">cf</text:span><text:span text:style-name="T4"> </text:span><text:span text:style-name="T6">fn:foot()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3">array:trunk()</text:span></text:p>
              </table:table-cell>
              <table:table-cell>
                <text:p text:style-name="P3"><text:span text:style-name="T4">Remove the last member of an array</text:span></text:p>
              </table:table-cell>
              <table:table-cell>
                <text:p text:style-name="P3"><text:span text:style-name="T5">cf</text:span><text:span text:style-name="T4"> </text:span><text:span text:style-name="T6">fn:trunk()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array:slice()</text:span></text:p>
              </table:table-cell>
              <table:table-cell>
                <text:p text:style-name="P3"><text:span text:style-name="T4">An array containing members of an input array selected by position</text:span></text:p>
              </table:table-cell>
              <table:table-cell>
                <text:p text:style-name="P3"><text:span text:style-name="T5">$start</text:span><text:span text:style-name="T4">, </text:span><text:span text:style-name="T5">$end</text:span><text:span text:style-name="T4"> and </text:span><text:span text:style-name="T5">$step</text:span><text:span text:style-name="T4">.</text:span></text:p>
                <text:p text:style-name="P3"><text:span text:style-name="T5">cf</text:span><text:span text:style-name="T4"> </text:span><text:span text:style-name="T6">fn:slice()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21">array:index-of()</text:span></text:p>
              </table:table-cell>
              <table:table-cell>
                <text:p text:style-name="P3"><text:span text:style-name="T4">Returns positions of members equal to a target</text:span></text:p>
              </table:table-cell>
              <table:table-cell>
                <text:p text:style-name="P3"><text:span text:style-name="T4">Comparison using</text:span><text:span text:style-name="T4"><text:line-break/></text:span><text:span text:style-name="T6">fn:deep-equal()</text:span><text:span text:style-name="T4"> with collation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21">array:index-where()</text:span></text:p>
              </table:table-cell>
              <table:table-cell>
                <text:p text:style-name="P3"><text:span text:style-name="T4">Returns positions of members which match a predicate</text:span></text:p>
              </table:table-cell>
              <table:table-cell>
                <text:p text:style-name="P3"><text:span text:style-name="T4">Predicate function(</text:span><text:span text:style-name="T5">$value,$position</text:span><text:span text:style-name="T4">)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Array Functions - ii</text:p>
          </draw:text-box>
        </draw:frame>
        <draw:frame draw:style-name="gr2" draw:layer="layout" svg:width="26.784cm" svg:height="7.324cm" svg:x="0.777cm" svg:y="3.58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10"/>
            <table:table-row table:style-name="ro1" table:default-cell-style-name="ce2">
              <table:table-cell table:style-name="ce1">
                <text:p text:style-name="P2"><text:span text:style-name="T21">array:items()</text:span></text:p>
              </table:table-cell>
              <table:table-cell>
                <text:p text:style-name="P3"><text:span text:style-name="T4">All the values of an array, as a concatenated sequence</text:span></text:p>
              </table:table-cell>
              <table:table-cell/>
            </table:table-row>
            <table:table-row table:style-name="ro1">
              <table:table-cell table:style-name="ce1">
                <text:p text:style-name="P2"><text:span text:style-name="T21">array:members()</text:span></text:p>
              </table:table-cell>
              <table:table-cell table:style-name="ce2">
                <text:p text:style-name="P3"><text:span text:style-name="T4">The contents of an array, as a sequence of </text:span><text:span text:style-name="T24">value records</text:span></text:p>
              </table:table-cell>
              <table:table-cell table:style-name="ce3">
                <text:p text:style-name="P4"><text:span text:style-name="T6">{‘value’: $sequence}*</text:span></text:p>
              </table:table-cell>
            </table:table-row>
            <table:table-row table:style-name="ro1">
              <table:table-cell table:style-name="ce1">
                <text:p text:style-name="P2"><text:span text:style-name="T21">array:of-members()</text:span></text:p>
              </table:table-cell>
              <table:table-cell table:style-name="ce2">
                <text:p text:style-name="P3"><text:span text:style-name="T4">Constructs an array from the contents of a sequence of </text:span><text:span text:style-name="T24">value records</text:span></text:p>
              </table:table-cell>
              <table:table-cell table:style-name="ce3">
                <text:p text:style-name="P4"><text:span text:style-name="T6">{‘value’: $sequence}*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21">array:sort-by()</text:span></text:p>
              </table:table-cell>
              <table:table-cell>
                <text:p text:style-name="P3"><text:span text:style-name="T4">Sort using several sort-key functions</text:span></text:p>
              </table:table-cell>
              <table:table-cell>
                <text:p text:style-name="P3"><text:span text:style-name="T4">Collations &amp; sort-key value functions</text:span><text:span text:style-name="T4"><text:line-break/></text:span><text:span text:style-name="T5">cf</text:span><text:span text:style-name="T4"> </text:span><text:span text:style-name="T6">fn:sort-by()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21">array:split()</text:span></text:p>
              </table:table-cell>
              <table:table-cell>
                <text:p text:style-name="P3"><text:span text:style-name="T4">The contents of an array, as a sequence of single entry arrays</text:span></text:p>
              </table:table-cell>
              <table:table-cell>
                <text:p text:style-name="P3"><text:span text:style-name="T4">Inverse of </text:span><text:span text:style-name="T6">array:join()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JNode Functions</text:p>
          </draw:text-box>
        </draw:frame>
        <draw:frame draw:style-name="gr2" draw:layer="layout" svg:width="26.784cm" svg:height="8.427cm" svg:x="0.859cm" svg:y="4.521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12"/>
            <table:table-row table:style-name="ro1" table:default-cell-style-name="ce2">
              <table:table-cell table:style-name="ce1">
                <text:p text:style-name="P2"><text:span text:style-name="T3">fn:jtree()</text:span></text:p>
              </table:table-cell>
              <table:table-cell>
                <text:p text:style-name="P3"><text:span text:style-name="T4">Delivers a root JNode wrapping a map or array, enabling the use of lookup expressions to navigate a JTree rooted at that map or array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3">fn:jnode-selector()</text:span></text:p>
              </table:table-cell>
              <table:table-cell>
                <text:p text:style-name="P3"><text:span text:style-name="T4">The </text:span><text:span text:style-name="T24">selector</text:span><text:span text:style-name="T4"> property of a JNode</text:span></text:p>
              </table:table-cell>
              <table:table-cell>
                <text:p text:style-name="P3"><text:span text:style-name="T6">xs:integer</text:span><text:span text:style-name="T4"> </text:span><text:span text:style-name="T8">≥</text:span><text:span text:style-name="T25"> 1</text:span><text:span text:style-name="T4"> for an array JNode, </text:span><text:span text:style-name="T6">xs:anyAtomicType</text:span><text:span text:style-name="T4"> for a map JNode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3">fn:jnode-content()</text:span></text:p>
              </table:table-cell>
              <table:table-cell>
                <text:p text:style-name="P3"><text:span text:style-name="T4">The </text:span><text:span text:style-name="T24">content</text:span><text:span text:style-name="T4"> property of a JNode</text:span></text:p>
              </table:table-cell>
              <table:table-cell>
                <text:p text:style-name="P3"><text:span text:style-name="T4">Most coercion rules handle this automatically</text:span></text:p>
              </table:table-cell>
            </table:table-row>
            <table:table-row table:style-name="ro1">
              <table:table-cell table:style-name="ce1">
                <text:p text:style-name="P2"><text:span text:style-name="T3">fn:jnode-position()</text:span></text:p>
              </table:table-cell>
              <table:table-cell table:style-name="ce2">
                <text:p text:style-name="P3"><text:span text:style-name="T4">The </text:span><text:span text:style-name="T24">position</text:span><text:span text:style-name="T4"> property of a JNode</text:span></text:p>
              </table:table-cell>
              <table:table-cell table:style-name="ce6">
                <text:p text:style-name="P10"><text:span text:style-name="T19">1 except for map/array multiple sequence values (never in JSON structures)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xternal Resources - i</text:p>
          </draw:text-box>
        </draw:frame>
        <draw:frame draw:style-name="gr2" draw:layer="layout" svg:width="26.784cm" svg:height="5.819cm" svg:x="0.436cm" svg:y="5.693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1">
              <table:table-cell table:style-name="ce1">
                <text:p text:style-name="P2"><text:span text:style-name="T21">fn:unparsed-binary()</text:span></text:p>
              </table:table-cell>
              <table:table-cell table:style-name="ce8">
                <text:p text:style-name="P3"><text:span text:style-name="T4">Reads an external resource (e.g. a file) and returns its contents in binary</text:span></text:p>
              </table:table-cell>
              <table:table-cell table:style-name="ce9">
                <text:p text:style-name="P3"><text:span text:style-name="T5">cf</text:span><text:span text:style-name="T4"> </text:span><text:span text:style-name="T6">file:read-binary()</text:span></text:p>
              </table:table-cell>
            </table:table-row>
            <table:table-row table:style-name="ro1">
              <table:table-cell table:style-name="ce1">
                <text:p text:style-name="P2"><text:span text:style-name="T21">fn:xsd-validator()</text:span></text:p>
              </table:table-cell>
              <table:table-cell table:style-name="ce2">
                <text:p text:style-name="P3"><text:span text:style-name="T4">Generates a function suitable for validating a document or element</text:span></text:p>
              </table:table-cell>
              <table:table-cell table:style-name="ce10"/>
            </table:table-row>
            <table:table-row table:style-name="ro1">
              <table:table-cell table:style-name="ce1">
                <text:p text:style-name="P2"><text:span text:style-name="T21">fn:parse-html()</text:span></text:p>
              </table:table-cell>
              <table:table-cell table:style-name="ce6">
                <text:p text:style-name="P10"><text:span text:style-name="T19">Parses input as HTML returning a document node</text:span></text:p>
              </table:table-cell>
              <table:table-cell table:style-name="ce3"/>
            </table:table-row>
            <table:table-row table:style-name="ro1" table:default-cell-style-name="ce2">
              <table:table-cell table:style-name="ce1">
                <text:p text:style-name="P2"><text:span text:style-name="T21">fn:html-doc()</text:span></text:p>
              </table:table-cell>
              <table:table-cell>
                <text:p text:style-name="P3"><text:span text:style-name="T4">Reads an external resource containing HTML and parses it</text:span></text:p>
              </table:table-cell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xternal Resources - ii</text:p>
          </draw:text-box>
        </draw:frame>
        <draw:frame draw:style-name="gr2" draw:layer="layout" svg:width="26.784cm" svg:height="7.367cm" svg:x="0.777cm" svg:y="3.58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29"/>
            <table:table-row table:style-name="ro2" table:default-cell-style-name="ce2">
              <table:table-cell table:style-name="ce1">
                <text:p text:style-name="P2"><text:span text:style-name="T21">fn:csv-to-arrays()</text:span></text:p>
              </table:table-cell>
              <table:table-cell>
                <text:p text:style-name="P3"><text:span text:style-name="T4">Parses CSV data supplied as a string, returning the results as a sequence of arrays of strings </text:span></text:p>
              </table:table-cell>
              <table:table-cell/>
            </table:table-row>
            <table:table-row table:style-name="ro3" table:default-cell-style-name="ce2">
              <table:table-cell table:style-name="ce1">
                <text:p text:style-name="P2"><text:span text:style-name="T21">fn:parse-csv()</text:span></text:p>
              </table:table-cell>
              <table:table-cell>
                <text:p text:style-name="P3"><text:span text:style-name="T4">Parses CSV data, returning a record containing information about the names in the header, as well as the data itself </text:span></text:p>
              </table:table-cell>
              <table:table-cell/>
            </table:table-row>
            <table:table-row table:style-name="ro2" table:default-cell-style-name="ce2">
              <table:table-cell table:style-name="ce1">
                <text:p text:style-name="P2"><text:span text:style-name="T21">fn:csv-doc()</text:span></text:p>
              </table:table-cell>
              <table:table-cell>
                <text:p text:style-name="P3"><text:span text:style-name="T4">Reads an external resource containing CSV and parses it</text:span></text:p>
              </table:table-cell>
              <table:table-cell/>
            </table:table-row>
            <table:table-row table:style-name="ro2" table:default-cell-style-name="ce2">
              <table:table-cell table:style-name="ce1">
                <text:p text:style-name="P2"><text:span text:style-name="T21">fn:csv-to-xml()</text:span></text:p>
              </table:table-cell>
              <table:table-cell>
                <text:p text:style-name="P3"><text:span text:style-name="T4">Parses CSV data supplied as a string, returning the results as an XML document </text:span></text:p>
              </table:table-cell>
              <table:table-cell/>
            </table:table-row>
            <table:table-row table:style-name="ro4" table:default-cell-style-name="ce2">
              <table:table-cell table:style-name="ce1">
                <text:p text:style-name="P2"><text:span text:style-name="T21">fn:invisible-xml()</text:span></text:p>
              </table:table-cell>
              <table:table-cell>
                <text:p text:style-name="P3"><text:span text:style-name="T4">Creates an Invisible XML parser for a grammar </text:span></text:p>
              </table:table-cell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Regular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unction" style:family="graphic" style:parent-style-name="Text">
      <style:text-properties style:font-name="Liberation Mono2" fo:font-family="'Liberation Mono'" style:font-style-name="Bold" style:font-family-generic="modern" style:font-pitch="fixed" fo:font-size="18pt" fo:font-weight="bold"/>
    </style:style>
    <style:style style:name="Stylesheet" style:family="graphic" style:parent-style-name="Text">
      <style:graphic-properties draw:fill="none" loext:fill-use-slide-background="false" fo:padding-top="0.3cm" fo:padding-bottom="0.3cm" fo:padding-left="0.3cm" fo:padding-right="0.3cm"/>
      <style:text-properties style:font-name="Liberation Mono" fo:font-family="'Liberation Mono'" style:font-style-name="Regular" style:font-family-generic="modern" style:font-pitch="fixed" fo:font-size="14pt"/>
    </style:style>
    <style:style style:name="Stylesheet3" style:family="graphic" style:parent-style-name="Stylesheet">
      <style:graphic-properties draw:fill="solid" draw:fill-color="#66ffff" fo:min-height="4.657cm"/>
    </style:style>
    <style:style style:name="Stylesheet4" style:family="graphic" style:parent-style-name="Stylesheet">
      <style:graphic-properties draw:fill="solid" draw:fill-color="#99ff66" fo:min-height="3.752cm"/>
    </style:style>
    <style:style style:name="function" style:family="graphic" style:parent-style-name="Text">
      <style:graphic-properties style:writing-mode="lr-tb">
        <text:list-style style:name="function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Bold" style:font-family-generic="modern" style:font-pitch="fixed" fo:font-size="18pt" fo:letter-spacing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egoe UI" style:font-family-asian="'Segoe UI'" style:font-style-name-asian="Regular" style:font-family-generic-asian="swiss" style:font-pitch-asian="variable" style:font-size-asian="24pt" style:font-name-complex="Tahoma" style:font-family-complex="Tahoma" style:font-style-name-complex="Regular" style:font-family-generic-complex="swiss" style:font-pitch-complex="variable" style:font-size-complex="24pt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SLT4-background" style:family="presentation">
      <style:graphic-properties draw:stroke="none" draw:fill="none"/>
      <style:text-properties style:letter-kerning="true"/>
    </style:style>
    <style:style style:name="XS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SLT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SLT4-outline1" style:family="presentation">
      <style:graphic-properties draw:stroke="none" draw:fill="none" draw:auto-grow-height="false" draw:fit-to-size="false" style:shrink-to-fit="true">
        <text:list-style style:name="XSLT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outline2" style:family="presentation" style:parent-style-name="XSLT4-outline1">
      <style:paragraph-properties fo:margin-top="0.4cm" fo:margin-bottom="0cm"/>
      <style:text-properties fo:font-size="28pt" style:font-size-asian="28pt" style:font-size-complex="28pt"/>
    </style:style>
    <style:style style:name="XSLT4-outline3" style:family="presentation" style:parent-style-name="XSLT4-outline2">
      <style:paragraph-properties fo:margin-top="0.3cm" fo:margin-bottom="0cm"/>
      <style:text-properties fo:font-size="24pt" style:font-size-asian="24pt" style:font-size-complex="24pt"/>
    </style:style>
    <style:style style:name="XSLT4-outline4" style:family="presentation" style:parent-style-name="XSLT4-outline3">
      <style:paragraph-properties fo:margin-top="0.2cm" fo:margin-bottom="0cm"/>
      <style:text-properties fo:font-size="20pt" style:font-size-asian="20pt" style:font-size-complex="20pt"/>
    </style:style>
    <style:style style:name="XSLT4-outline5" style:family="presentation" style:parent-style-name="XSLT4-outline4">
      <style:paragraph-properties fo:margin-top="0.1cm" fo:margin-bottom="0cm"/>
      <style:text-properties fo:font-size="20pt" style:font-size-asian="20pt" style:font-size-complex="20pt"/>
    </style:style>
    <style:style style:name="XSLT4-outline6" style:family="presentation" style:parent-style-name="XSLT4-outline5">
      <style:paragraph-properties fo:margin-top="0.1cm" fo:margin-bottom="0cm"/>
      <style:text-properties fo:font-size="20pt" style:font-size-asian="20pt" style:font-size-complex="20pt"/>
    </style:style>
    <style:style style:name="XSLT4-outline7" style:family="presentation" style:parent-style-name="XSLT4-outline6">
      <style:paragraph-properties fo:margin-top="0.1cm" fo:margin-bottom="0cm"/>
      <style:text-properties fo:font-size="20pt" style:font-size-asian="20pt" style:font-size-complex="20pt"/>
    </style:style>
    <style:style style:name="XSLT4-outline8" style:family="presentation" style:parent-style-name="XSLT4-outline7">
      <style:paragraph-properties fo:margin-top="0.1cm" fo:margin-bottom="0cm"/>
      <style:text-properties fo:font-size="20pt" style:font-size-asian="20pt" style:font-size-complex="20pt"/>
    </style:style>
    <style:style style:name="XSLT4-outline9" style:family="presentation" style:parent-style-name="XSLT4-outline8">
      <style:paragraph-properties fo:margin-top="0.1cm" fo:margin-bottom="0cm"/>
      <style:text-properties fo:font-size="20pt" style:font-size-asian="20pt" style:font-size-complex="20pt"/>
    </style:style>
    <style:style style:name="XSLT4-subtitle" style:family="presentation">
      <style:graphic-properties draw:stroke="none" draw:fill="none" draw:textarea-vertical-align="middle">
        <text:list-style style:name="XSLT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title" style:family="presentation">
      <style:graphic-properties draw:stroke="none" draw:fill="none" draw:textarea-vertical-align="middle">
        <text:list-style style:name="XSLT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_26_O-background" style:display-name="F&amp;O-background" style:family="presentation">
      <style:graphic-properties draw:stroke="none" draw:fill="none"/>
      <style:text-properties style:letter-kerning="true"/>
    </style:style>
    <style:style style:name="F_26_O-backgroundobjects" style:display-name="F&amp;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_26_O-notes" style:display-name="F&amp;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_26_O-outline1" style:display-name="F&amp;O-outline1" style:family="presentation">
      <style:graphic-properties draw:stroke="none" draw:fill="none" draw:auto-grow-height="false" draw:fit-to-size="false" style:shrink-to-fit="true">
        <text:list-style style:name="F_26_O-outline1" style:display-name="F&amp;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_26_O-outline2" style:display-name="F&amp;O-outline2" style:family="presentation" style:parent-style-name="F_26_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_26_O-outline3" style:display-name="F&amp;O-outline3" style:family="presentation" style:parent-style-name="F_26_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_26_O-outline4" style:display-name="F&amp;O-outline4" style:family="presentation" style:parent-style-name="F_26_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_26_O-outline5" style:display-name="F&amp;O-outline5" style:family="presentation" style:parent-style-name="F_26_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6" style:display-name="F&amp;O-outline6" style:family="presentation" style:parent-style-name="F_26_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7" style:display-name="F&amp;O-outline7" style:family="presentation" style:parent-style-name="F_26_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8" style:display-name="F&amp;O-outline8" style:family="presentation" style:parent-style-name="F_26_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9" style:display-name="F&amp;O-outline9" style:family="presentation" style:parent-style-name="F_26_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subtitle" style:display-name="F&amp;O-subtitle" style:family="presentation">
      <style:graphic-properties draw:stroke="none" draw:fill="none" draw:textarea-vertical-align="middle">
        <text:list-style style:name="F_26_O-subtitle" style:display-name="F&amp;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_26_O-title" style:display-name="F&amp;O-title" style:family="presentation">
      <style:graphic-properties draw:stroke="none" draw:fill="none" draw:textarea-vertical-align="middle">
        <text:list-style style:name="F_26_O-title" style:display-name="F&amp;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loext:decorative="false"/>
    </style:style>
    <style:style style:name="Mgr4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left" draw:auto-grow-height="false" fo:min-height="1.086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XSLT4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XSLT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XSLT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_26_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9" style:family="presentation" style:parent-style-name="F_26_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_26_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2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2" fo:font-size="12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style:font-name="Liberation Sans2"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Liberation Sans2" fo:font-size="12pt" style:font-size-asian="14pt" style:font-size-complex="14pt"/>
    </style:style>
    <style:style style:name="MP11" style:family="paragraph">
      <style:paragraph-properties fo:text-align="start"/>
      <style:text-properties style:font-name="Liberation Sans2"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/>
      <style:text-properties style:font-name="Liberation Sans2" fo:font-size="12pt" style:font-size-asian="14pt" style:font-size-complex="14pt"/>
    </style:style>
    <style:style style:name="MP13" style:family="paragraph">
      <style:paragraph-properties fo:margin-top="0.42cm" fo:margin-bottom="0.35cm"/>
    </style:style>
    <style:style style:name="MP14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2" fo:font-size="12pt" style:font-size-asian="14pt" style:font-size-complex="14pt"/>
    </style:style>
    <style:style style:name="MT3" style:family="text">
      <style:text-properties style:font-name="Liberation Sans" fo:font-size="10pt" style:font-size-asian="10pt" style:font-size-complex="10pt"/>
    </style:style>
    <style:style style:name="MT4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0.705cm" svg:x="13.915cm" svg:y="14.851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10.361cm" svg:height="0.588cm" svg:x="0.294cm" svg:y="14.909cm" presentation:class="footer">
        <draw:text-box>
          <text:p text:style-name="MP7"><text:span text:style-name="MT3"><presentation:footer/></text:span></text:p>
        </draw:text-box>
      </draw:frame>
      <draw:frame presentation:style-name="Mpr1" draw:text-style-name="MP10" draw:layer="backgroundobjects" svg:width="6.523cm" svg:height="0.557cm" svg:x="20.076cm" svg:y="14.925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SLT4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XSLT4-title" draw:layer="backgroundobjects" svg:width="22.454cm" svg:height="2.629cm" svg:x="4.145cm" svg:y="0.628cm" presentation:class="title" presentation:placeholder="true">
        <draw:text-box/>
      </draw:frame>
      <draw:frame presentation:style-name="XSLT4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5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&lt;number&gt;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XSLT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XSLT4-title" draw:layer="backgroundobjects" svg:width="19.798cm" svg:height="11.136cm" svg:x="0.6cm" svg:y="2.257cm" presentation:class="page"/>
        <draw:frame presentation:style-name="XSLT4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_26_O" style:display-name="F&amp;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_26_O-title" draw:layer="backgroundobjects" svg:width="22.454cm" svg:height="2.629cm" svg:x="4.145cm" svg:y="0.628cm" presentation:class="title" presentation:placeholder="true">
        <draw:text-box/>
      </draw:frame>
      <draw:frame presentation:style-name="F_26_O-outline1" draw:layer="backgroundobjects" svg:width="25.199cm" svg:height="9.134cm" svg:x="1.4cm" svg:y="3.685cm" presentation:class="outline" presentation:placeholder="true">
        <draw:text-box/>
      </draw:frame>
      <draw:frame presentation:style-name="Mpr8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8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8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&lt;number&gt;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F&amp;O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F_26_O-title" draw:layer="backgroundobjects" svg:width="19.798cm" svg:height="11.136cm" svg:x="0.6cm" svg:y="2.257cm" presentation:class="page"/>
        <draw:frame presentation:style-name="F_26_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2T10:33:56.244670600</meta:creation-date>
    <meta:generator>LibreOffice/25.2.5.2$Windows_X86_64 LibreOffice_project/03d19516eb2e1dd5d4ccd751a0d6f35f35e08022</meta:generator>
    <meta:editing-duration>PT35M29S</meta:editing-duration>
    <meta:editing-cycles>4</meta:editing-cycles>
    <dc:title>QT4temp</dc:title>
    <dc:date>2025-10-02T11:09:24.554416400</dc:date>
    <meta:document-statistic meta:object-count="124"/>
    <meta:template xlink:type="simple" xlink:actuate="onRequest" xlink:title="QT4temp" xlink:href="file:///C:/Users/jwl/AppData/Roaming/LibreOffice/4/user/template/QT4temp.otp" meta:date="2025-10-02T10:33:55.962979500"/>
  </office:meta>
</office:document-meta>
</file>